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19"/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Cours de micro-économie:faculté d'économie de gestion;L1 LMD<text:s text:c="2"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Code</text:p>
          </table:table-cell>
          <table:table-cell office:value-type="string" table:style-name="ce3">
            <text:p>max/2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8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79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03/01/078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77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76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7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7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73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7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7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7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69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6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6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66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6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6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6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62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6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5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2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2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60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59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5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57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56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5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54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5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5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50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4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48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47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46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45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44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43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4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4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1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1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1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1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1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1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09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08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0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06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0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0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0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0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0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00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99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98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97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96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9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9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93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92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9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9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89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88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87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8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85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84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83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8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81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7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69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6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6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6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6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63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62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6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60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59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58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57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56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55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54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53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4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52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51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50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49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48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47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4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45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44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43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4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41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39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38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37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36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35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3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33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32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31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30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2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28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27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2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25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2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2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2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21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2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19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1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1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1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4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39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38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3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3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35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34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33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2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2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2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28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21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1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21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21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20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99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98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97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9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9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9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89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8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8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1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7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7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75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7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77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7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203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202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208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29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3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31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0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8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81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80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7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8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86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87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88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9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94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9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201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205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20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206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207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209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211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21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26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19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21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20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03/01/018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17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16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15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1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13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1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1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209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08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07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06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05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04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0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0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93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0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03/01/171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number-rows-repeated="10483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529</meta:generator>
    <meta:initial-creator>samBro</meta:initial-creator>
    <dc:creator>samBro</dc:creator>
    <meta:creation-date>2023-08-13T13:12:08Z</meta:creation-date>
    <dc:date>2023-08-13T17:42:55Z</dc:date>
  </office:meta>
</office:document-meta>
</file>